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85cm" fo:min-width="5.1cm"/>
    </style:style>
    <style:style style:name="gr2" style:family="graphic" style:parent-style-name="standard">
      <style:graphic-properties draw:textarea-horizontal-align="justify" draw:textarea-vertical-align="middle" draw:auto-grow-height="false" fo:min-height="9.65cm" fo:min-width="5cm"/>
    </style:style>
    <style:style style:name="gr3" style:family="graphic" style:parent-style-name="standard">
      <style:graphic-properties draw:textarea-horizontal-align="justify" draw:textarea-vertical-align="middle" draw:auto-grow-height="false" fo:min-height="9.75cm" fo:min-width="4.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4cm" fo:min-width="14.234cm"/>
    </style:style>
    <style:style style:name="gr5" style:family="graphic" style:parent-style-name="standard">
      <style:graphic-properties draw:stroke="none" svg:stroke-color="#000000" draw:fill="none" draw:fill-color="#ffffff" fo:min-height="14.9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6cm" svg:height="10.1cm" svg:x="2.2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cm" svg:height="9.9cm" svg:x="8.7cm" svg:y="4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cm" svg:height="10cm" svg:x="15.1cm" svg:y="4.8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4.734cm" svg:height="9.494cm" svg:x="5.4cm" svg:y="18.5cm">
          <draw:text-box>
            <text:p>Each of the lists goes here<text:line-break/>they can be scrolled<text:line-break/><text:line-break/>And a button should be appended to upper corner <text:line-break/>which when hovered says “open separately”, then <text:line-break/>the app transitions to this new page(if clicked)<text:line-break/>and we see all the details/listings<text:line-break/><text:line-break/>Filtering can be applied on each of the “separate” <text:line-break/>pages<text:line-break/><text:line-break/>The bottom area under the three columns could be<text:line-break/>a d3 representation of the data</text:p>
          </draw:text-box>
        </draw:frame>
      </draw:page>
      <draw:page draw:name="page2" draw:style-name="dp1" draw:master-page-name="Default">
        <draw:frame draw:style-name="gr5" draw:text-style-name="P2" draw:layer="layout" svg:width="15cm" svg:height="15.2cm" svg:x="3.2cm" svg:y="3.5cm">
          <draw:text-box>
            <text:p>Big table<text:line-break/><text:line-break/>Both aircraft REGs representing the unique-identifier of the aircrafts, they will be 2 big rows in column zero for each of the 2 aircraft REGs.<text:line-break/><text:line-break/>Then we will have various props from aircraft-position, as other table columns(meaning more frequent rows) but not <text:s text:c="8"/><text:line-break/>"tRegJourney_ID": "0" &amp;&amp;,</text:p>
            <text:p><text:s/>"AircraftPositionSource_ID": "1", as they’re not meaningful.<text:line-break/><text:line-break/>Try to use Latitude &amp; Longitude in flight.json to determine destin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7T19:57:32.485996565</meta:creation-date>
    <dc:date>2018-02-27T23:09:30.709814365</dc:date>
    <meta:editing-duration>PT1H8M2S</meta:editing-duration>
    <meta:editing-cycles>2</meta:editing-cycles>
    <meta:generator>LibreOffice/5.1.6.2$Linux_X86_64 LibreOffice_project/10m0$Build-2</meta:generator>
    <meta:document-statistic meta:object-count="5"/>
  </office:meta>
</office:document-meta>
</file>